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Cai et al. (2022)</text:p>
          </table:table-cell>
          <table:table-cell office:value-type="string" calcext:value-type="string">
            <text:p>Parker <text:s/>et al. (2022)</text:p>
          </table:table-cell>
          <table:table-cell office:value-type="string" calcext:value-type="string">
            <text:p>Sun <text:s/>et al. (2022)</text:p>
          </table:table-cell>
          <table:table-cell office:value-type="string" calcext:value-type="string">
            <text:p>Wang <text:s/>et al. (2022)</text:p>
          </table:table-cell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ang</text:p>
          </table:table-cell>
          <table:table-cell/>
          <table:table-cell office:value-type="string" calcext:value-type="string">
            <text:p>SUPPA</text:p>
          </table:table-cell>
        </table:table-row>
        <table:table-row table:style-name="ro1">
          <table:table-cell office:value-type="string" calcext:value-type="string">
            <text:p>Cai et al. (2022)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246" calcext:value-type="float">
            <text:p>24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687" calcext:value-type="float">
            <text:p>687</text:p>
          </table:table-cell>
          <table:table-cell office:value-type="float" office:value="512" calcext:value-type="float">
            <text:p>512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er <text:s/>et al. (2022)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 <text:s/>et al. (2022)</text:p>
          </table:table-cell>
          <table:table-cell office:value-type="float" office:value="246" calcext:value-type="float">
            <text:p>246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ng <text:s/>et al. (2022)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ai et al. (2022)</text:p>
          </table:table-cell>
          <table:table-cell office:value-type="string" calcext:value-type="string">
            <text:p>Parker <text:s/>et al. (2022)</text:p>
          </table:table-cell>
          <table:table-cell office:value-type="string" calcext:value-type="string">
            <text:p>Sun <text:s/>et al. (2022)</text:p>
          </table:table-cell>
          <table:table-cell office:value-type="string" calcext:value-type="string">
            <text:p>Wang <text:s/>et al. (2022)</text:p>
          </table:table-cell>
          <table:table-cell table:number-columns-repeated="2"/>
          <table:table-cell office:value-type="string" calcext:value-type="string">
            <text:p>Cai et al. (2022)</text:p>
          </table:table-cell>
          <table:table-cell office:value-type="string" calcext:value-type="string">
            <text:p>Parker <text:s/>et al. (2022)</text:p>
          </table:table-cell>
          <table:table-cell office:value-type="string" calcext:value-type="string">
            <text:p>Sun <text:s/>et al. (2022)</text:p>
          </table:table-cell>
          <table:table-cell office:value-type="string" calcext:value-type="string">
            <text:p>Wang <text:s/>et al. (2022)</text:p>
          </table:table-cell>
          <table:table-cell/>
        </table:table-row>
        <table:table-row table:style-name="ro1">
          <table:table-cell office:value-type="string" calcext:value-type="string">
            <text:p>Cai et al. (2022)</text:p>
          </table:table-cell>
          <table:table-cell/>
          <table:table-cell table:formula="of:=[.B3]/[.$H$2]" office:value-type="float" office:value="0.467248908296943" calcext:value-type="float">
            <text:p>0.467248908296943</text:p>
          </table:table-cell>
          <table:table-cell table:formula="of:=[.B4]/[.G2]" office:value-type="float" office:value="0.416949152542373" calcext:value-type="float">
            <text:p>0.416949152542373</text:p>
          </table:table-cell>
          <table:table-cell table:formula="of:=[.B5]/[.G2]" office:value-type="float" office:value="0.123728813559322" calcext:value-type="float">
            <text:p>0.123728813559322</text:p>
          </table:table-cell>
          <table:table-cell/>
          <table:table-cell office:value-type="string" calcext:value-type="string">
            <text:p>Cai et al. (2022)</text:p>
          </table:table-cell>
          <table:table-cell/>
          <table:table-cell table:formula="of:=[.C2]/([.H2]+[.G2]-[.C2])" office:value-type="float" office:value="0.335774058577406" calcext:value-type="float">
            <text:p>0.335774058577406</text:p>
          </table:table-cell>
          <table:table-cell table:formula="of:=[.D2]/([.I2]+[.G2]-[.D2])" office:value-type="float" office:value="0.287383177570093" calcext:value-type="float">
            <text:p>0.287383177570093</text:p>
          </table:table-cell>
          <table:table-cell table:formula="of:=[.E2]/([.J2]+[.G2]-[.E2])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Parker <text:s/>et al. (2022)</text:p>
          </table:table-cell>
          <table:table-cell table:formula="of:=[.B3]/[.G2]" office:value-type="float" office:value="0.544067796610169" calcext:value-type="float">
            <text:p>0.544067796610169</text:p>
          </table:table-cell>
          <table:table-cell/>
          <table:table-cell table:formula="of:=[.C4]/[.H2]" office:value-type="float" office:value="0.458515283842795" calcext:value-type="float">
            <text:p>0.458515283842795</text:p>
          </table:table-cell>
          <table:table-cell table:formula="of:=[.C5]/[.H2]" office:value-type="float" office:value="0.151382823871907" calcext:value-type="float">
            <text:p>0.151382823871907</text:p>
          </table:table-cell>
          <table:table-cell/>
          <table:table-cell office:value-type="string" calcext:value-type="string">
            <text:p>Parker <text:s/>et al. (2022)</text:p>
          </table:table-cell>
          <table:table-cell office:value-type="float" office:value="0.544067796610169" calcext:value-type="float">
            <text:p>0.544067796610169</text:p>
          </table:table-cell>
          <table:table-cell/>
          <table:table-cell table:formula="of:=[.D3]/([.I2]+[.H2]-[.D3])" office:value-type="float" office:value="0.356334841628959" calcext:value-type="float">
            <text:p>0.356334841628959</text:p>
          </table:table-cell>
          <table:table-cell table:formula="of:=[.E3]/([.J2]+[.H2]-[.E3])" office:value-type="float" office:value="0.110403397027601" calcext:value-type="float">
            <text:p>0.110403397027601</text:p>
          </table:table-cell>
          <table:table-cell/>
        </table:table-row>
        <table:table-row table:style-name="ro1">
          <table:table-cell office:value-type="string" calcext:value-type="string">
            <text:p>Sun <text:s/>et al. (2022)</text:p>
          </table:table-cell>
          <table:table-cell table:formula="of:=[.B4]/[.I2]" office:value-type="float" office:value="0.48046875" calcext:value-type="float">
            <text:p>0.48046875</text:p>
          </table:table-cell>
          <table:table-cell table:formula="of:=[.C4]/[.$I$2]" office:value-type="float" office:value="0.615234375" calcext:value-type="float">
            <text:p>0.615234375</text:p>
          </table:table-cell>
          <table:table-cell/>
          <table:table-cell table:formula="of:=[.D5]/[.I2]" office:value-type="float" office:value="0.1484375" calcext:value-type="float">
            <text:p>0.1484375</text:p>
          </table:table-cell>
          <table:table-cell/>
          <table:table-cell office:value-type="string" calcext:value-type="string">
            <text:p>Sun <text:s/>et al. (2022)</text:p>
          </table:table-cell>
          <table:table-cell office:value-type="float" office:value="0.48046875" calcext:value-type="float">
            <text:p>0.48046875</text:p>
          </table:table-cell>
          <table:table-cell office:value-type="float" office:value="0.615234375" calcext:value-type="float">
            <text:p>0.615234375</text:p>
          </table:table-cell>
          <table:table-cell/>
          <table:table-cell table:formula="of:=[.E4]/([.J2]+[.I2]-[.E4])" office:value-type="float" office:value="0.0955974842767296" calcext:value-type="float">
            <text:p>0.0955974842767296</text:p>
          </table:table-cell>
          <table:table-cell/>
        </table:table-row>
        <table:table-row table:style-name="ro1">
          <table:table-cell office:value-type="string" calcext:value-type="string">
            <text:p>Wang <text:s/>et al. (2022)</text:p>
          </table:table-cell>
          <table:table-cell table:formula="of:=[.B5]/[.J2]" office:value-type="float" office:value="0.203342618384401" calcext:value-type="float">
            <text:p>0.203342618384401</text:p>
          </table:table-cell>
          <table:table-cell table:formula="of:=[.C5]/[.J2]" office:value-type="float" office:value="0.289693593314763" calcext:value-type="float">
            <text:p>0.289693593314763</text:p>
          </table:table-cell>
          <table:table-cell table:formula="of:=[.D5]/[.J2]" office:value-type="float" office:value="0.211699164345404" calcext:value-type="float">
            <text:p>0.211699164345404</text:p>
          </table:table-cell>
          <table:table-cell table:number-columns-repeated="2"/>
          <table:table-cell office:value-type="string" calcext:value-type="string">
            <text:p>Wang <text:s/>et al. (2022)</text:p>
          </table:table-cell>
          <table:table-cell office:value-type="float" office:value="0.203342618384401" calcext:value-type="float">
            <text:p>0.203342618384401</text:p>
          </table:table-cell>
          <table:table-cell office:value-type="float" office:value="0.289693593314763" calcext:value-type="float">
            <text:p>0.289693593314763</text:p>
          </table:table-cell>
          <table:table-cell office:value-type="float" office:value="0.211699164345404" calcext:value-type="float">
            <text:p>0.2116991643454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2:28:24.189670701</meta:creation-date>
    <dc:date>2024-01-26T21:05:16.926973736</dc:date>
    <meta:editing-duration>PT30M19S</meta:editing-duration>
    <meta:editing-cycles>3</meta:editing-cycles>
    <meta:generator>LibreOffice/7.3.7.2$Linux_X86_64 LibreOffice_project/30$Build-2</meta:generator>
    <meta:document-statistic meta:table-count="1" meta:cell-count="69" meta:object-count="0"/>
  </office:meta>
</office:document-meta>
</file>